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206516" officeooo:paragraph-rsid="00206516" style:font-weight-asian="bold" style:font-weight-complex="bold"/>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6f35b3" officeooo:paragraph-rsid="006f35b3" style:font-weight-asian="bold" style:font-weight-complex="bold"/>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text-properties style:text-underline-style="none" fo:font-weight="normal" officeooo:rsid="007cf309" officeooo:paragraph-rsid="007cf309" style:font-weight-asian="normal" style:font-weight-complex="normal"/>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820e8d" officeooo:paragraph-rsid="00820e8d" style:font-weight-asian="normal" style:font-weight-complex="normal"/>
    </style:style>
    <style:style style:name="P16" style:family="paragraph" style:parent-style-name="Standard">
      <style:text-properties style:text-underline-style="none" fo:font-weight="normal" officeooo:rsid="00820e8d" officeooo:paragraph-rsid="00899158" style:font-weight-asian="normal" style:font-weight-complex="normal"/>
    </style:style>
    <style:style style:name="P17" style:family="paragraph" style:parent-style-name="Standard">
      <style:text-properties style:text-underline-style="none" fo:font-weight="normal" officeooo:rsid="008280b1" officeooo:paragraph-rsid="008280b1" style:font-weight-asian="normal" style:font-weight-complex="normal"/>
    </style:style>
    <style:style style:name="P18" style:family="paragraph" style:parent-style-name="Standard">
      <style:text-properties style:text-underline-style="none" fo:font-weight="normal" officeooo:rsid="0082f865" officeooo:paragraph-rsid="0082f865" style:font-weight-asian="normal" style:font-weight-complex="normal"/>
    </style:style>
    <style:style style:name="P19" style:family="paragraph" style:parent-style-name="Standard">
      <style:text-properties style:text-underline-style="none" fo:font-weight="normal" officeooo:rsid="0080edfe" officeooo:paragraph-rsid="0082f865" style:font-weight-asian="normal" style:font-weight-complex="normal"/>
    </style:style>
    <style:style style:name="P20" style:family="paragraph" style:parent-style-name="Standard">
      <style:text-properties style:text-underline-style="none" fo:font-weight="normal" officeooo:rsid="0083da59" officeooo:paragraph-rsid="0083da59" style:font-weight-asian="normal" style:font-weight-complex="normal"/>
    </style:style>
    <style:style style:name="P21" style:family="paragraph" style:parent-style-name="Standard">
      <style:text-properties style:text-underline-style="none" fo:font-weight="normal" officeooo:rsid="00884be0" officeooo:paragraph-rsid="00884be0" style:font-weight-asian="normal" style:font-weight-complex="normal"/>
    </style:style>
    <style:style style:name="P22" style:family="paragraph" style:parent-style-name="Standard">
      <style:text-properties style:text-underline-style="solid" style:text-underline-width="auto" style:text-underline-color="font-color" fo:font-weight="bold" officeooo:rsid="007cf309" officeooo:paragraph-rsid="00820e8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cf309" officeooo:paragraph-rsid="008280b1"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7cf309" officeooo:paragraph-rsid="0082f865"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7cf309" officeooo:paragraph-rsid="00884be0" style:font-weight-asian="bold" style:font-weight-complex="bold"/>
    </style:style>
    <style:style style:name="P26"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P27" style:family="paragraph" style:parent-style-name="Standard">
      <style:text-properties style:font-name="Times New Roman" officeooo:rsid="00267fa4" officeooo:paragraph-rsid="005e704c"/>
    </style:style>
    <style:style style:name="P28" style:family="paragraph" style:parent-style-name="Text_20_body">
      <style:text-properties style:text-underline-style="none" fo:font-weight="normal" officeooo:rsid="0082f865" officeooo:paragraph-rsid="0082f865" style:font-weight-asian="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officeooo:rsid="005c6fb9"/>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812db8" style:font-weight-asian="normal" style:font-weight-complex="normal"/>
    </style:style>
    <style:style style:name="T10" style:family="text">
      <style:text-properties officeooo:rsid="007c68e3"/>
    </style:style>
    <style:style style:name="T11" style:family="text">
      <style:text-properties officeooo:rsid="007cf309"/>
    </style:style>
    <style:style style:name="T12" style:family="text">
      <style:text-properties officeooo:rsid="00800b4e"/>
    </style:style>
    <style:style style:name="T13" style:family="text">
      <style:text-properties officeooo:rsid="00812db8"/>
    </style:style>
    <style:style style:name="T14" style:family="text">
      <style:text-properties officeooo:rsid="00820e8d"/>
    </style:style>
    <style:style style:name="T15" style:family="text">
      <style:text-properties officeooo:rsid="008280b1"/>
    </style:style>
    <style:style style:name="T16" style:family="text">
      <style:text-properties officeooo:rsid="0082f865"/>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820596"/>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820596" style:font-style-asian="normal" style:font-weight-asian="normal" style:font-style-complex="normal" style:font-weight-complex="normal"/>
    </style:style>
    <style:style style:name="T22" style:family="text">
      <style:text-properties officeooo:rsid="00847234"/>
    </style:style>
    <style:style style:name="T23" style:family="text">
      <style:text-properties officeooo:rsid="00855344"/>
    </style:style>
    <style:style style:name="T24" style:family="text">
      <style:text-properties officeooo:rsid="0086bfb3"/>
    </style:style>
    <style:style style:name="T25" style:family="text">
      <style:text-properties officeooo:rsid="00884be0"/>
    </style:style>
    <style:style style:name="T26" style:family="text">
      <style:text-properties officeooo:rsid="00879a2c"/>
    </style:style>
    <style:style style:name="T27" style:family="text">
      <style:text-properties officeooo:rsid="008aa1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3">Study Guide for </text:span>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4"><text:span text:style-name="T1">T</text:span><text:span text:style-name="T2">aller de Traducción </text:span><text:span text:style-name="T5">Ingeniería y Adelantos Tecnológicos</text:span></text:p>
          </table:table-cell>
        </table:table-row>
        <table:table-row>
          <table:table-cell table:style-name="Table1.A1" office:value-type="string">
            <text:p text:style-name="P9">Course ID:</text:p>
          </table:table-cell>
          <table:table-cell table:style-name="Table1.A1" office:value-type="string">
            <text:p text:style-name="P5">IT062<text:span text:style-name="T7">8 </text:span><text:span text:style-name="T10">(Marron, 25-2)</text:span></text:p>
          </table:table-cell>
        </table:table-row>
        <table:table-row>
          <table:table-cell table:style-name="Table1.A1" office:value-type="string">
            <text:p text:style-name="P10">Cohort <text:span text:style-name="T6">ID</text:span>:</text:p>
          </table:table-cell>
          <table:table-cell table:style-name="Table1.A1" office:value-type="string">
            <text:p text:style-name="P7">6A<text:span text:style-name="T6">1</text:span></text:p>
          </table:table-cell>
        </table:table-row>
        <table:table-row>
          <table:table-cell table:style-name="Table1.A1" office:value-type="string">
            <text:p text:style-name="P11"><text:span text:style-name="T11">Exam </text:span>Date:</text:p>
          </table:table-cell>
          <table:table-cell table:style-name="Table1.A1" office:value-type="string">
            <text:p text:style-name="P6">1<text:span text:style-name="T12">1</text:span> Feb 2025</text:p>
          </table:table-cell>
        </table:table-row>
      </table:table>
      <text:p text:style-name="P3"/>
      <text:p text:style-name="P8"><text:span text:style-name="T4">General </text:span><text:span text:style-name="T3">Instructions: </text:span><text:span text:style-name="T9">A detailed and thorough study and review of the following tasks will prepare you for our fist (partial) exam.</text:span></text:p>
      <text:p text:style-name="P27"/>
      <text:p text:style-name="P2">Task 1</text:p>
      <text:p text:style-name="P16">Be able to write a condensed summary from your paper on the history of an engineering discipline in Mexico. Your condensed summary should <text:span text:style-name="T22">certainly </text:span>recount the history of the engineering field <text:span text:style-name="T26">you selected, </text:span>but <text:span text:style-name="T22">it must </text:span>focus on the present state of the discipline <text:span text:style-name="T22">in Mexico</text:span>. You should be able to write this condensed summary in both English and Spanish.</text:p>
      <text:p text:style-name="P15"/>
      <text:p text:style-name="P22">Task <text:span text:style-name="T14">2</text:span></text:p>
      <text:p text:style-name="P17">In a few paragraphs <text:span text:style-name="T23">(English)</text:span>, be able to discuss your perspective and the general public’s perspective on the difference(s) between science and engineering. <text:s/><text:span text:style-name="T22">Do you think scientists and engineers have a moral or ethical responsibility for the knowledge they create?</text:span></text:p>
      <text:p text:style-name="P17"/>
      <text:p text:style-name="P23">Task <text:span text:style-name="T15">3</text:span></text:p>
      <text:p text:style-name="P19"><text:span text:style-name="Strong_20_Emphasis"><text:span text:style-name="T20">Critique the following </text:span></text:span><text:span text:style-name="Strong_20_Emphasis"><text:span text:style-name="T21">using the </text:span></text:span><text:span text:style-name="Strong_20_Emphasis"><text:span text:style-name="T20">Reporter's Toolkit </text:span></text:span><text:span text:style-name="Strong_20_Emphasis"><text:span text:style-name="T21">of questions: </text:span></text:span><text:span text:style-name="Strong_20_Emphasis"><text:span text:style-name="T20">1) Who is the intended audience? <text:s text:c="6"/>2) What is the newsworthy event(s)? <text:s/>3) When are the events happening? 4) Where are the events happening? 5) Why was the article written? Give your opinion of the article.</text:span></text:span></text:p>
      <text:p text:style-name="P28"><text:span text:style-name="Strong_20_Emphasis"><text:span text:style-name="T20"/></text:span></text:p>
      <text:p text:style-name="Standard"><text:span text:style-name="Strong_20_Emphasis"><text:span text:style-name="T18">The Future of Self-Healing Concrete in Urban Infrastructure</text:span></text:span></text:p>
      <text:p text:style-name="Standard">As cities grow, urban infrastructure faces significant challenges, including wear and tear caused by environmental stressors. Engineers have been exploring self-healing concrete as a solution to this problem. This innovative material contains microcapsules filled with healing agents, such as bacteria or epoxy resin. When cracks form, these capsules break open, releasing their contents to fill the gaps and restore structural integrity.</text:p>
      <text:p text:style-name="Standard"/>
      <text:p text:style-name="Standard">Studies suggest that self-healing concrete can extend the lifespan of buildings and reduce maintenance costs. However, challenges remain. The production of these materials is expensive, and the healing process may not work effectively in extreme climates or for larger cracks. Additionally, questions about the long-term durability of the material remain unanswered.</text:p>
      <text:p text:style-name="Standard"/>
      <text:p text:style-name="Standard">Advocates argue that with continued research, self-healing concrete could revolutionize construction, particularly in earthquake-prone or coastal regions. Critics, however, emphasize the need for rigorous field tests and the development of cost-effective manufacturing methods before widespread adoption.</text:p>
      <text:p text:style-name="P18"/>
      <text:p text:style-name="P18"/>
      <text:p text:style-name="P18"/>
      <text:p text:style-name="P18"/>
      <text:p text:style-name="P24"><text:soft-page-break/>Task <text:span text:style-name="T16">4</text:span></text:p>
      <text:p text:style-name="P20">Outline Kuhn’s perceptions of what constitutes ‘nornal science’ . <text:span text:style-name="T22">How do practitioners of normal science <text:s/>think? What are the types of problems tackled by normal science? What is the goal of normal science? What are researchers </text:span><text:span text:style-name="T24">in normal science </text:span><text:span text:style-name="T22">generally doing when they publish their results? </text:span><text:span text:style-name="T24">Why do people build careers in normal science?</text:span></text:p>
      <text:p text:style-name="P13"/>
      <text:p text:style-name="P25">Task <text:span text:style-name="T25">5</text:span></text:p>
      <text:p text:style-name="P21">Briefly explain (English) the concept of ‘wicked problems’ and how such problems differ from the problems in Kuhn’s ‘normal science’.</text:p>
      <text:p text:style-name="P21"/>
      <text:p text:style-name="P25">Task <text:span text:style-name="T25">6</text:span></text:p>
      <text:p text:style-name="P21">Translate the following excerpt from Strunk and White’s, “Elements of Style” into Spanish.</text:p>
      <text:p text:style-name="P13"/>
      <text:p text:style-name="P26">14. Use the active voice.</text:p>
      <text:p text:style-name="P13">The active voice is usually more direct and vigorous than the passive. The habitual use of the active voice makes for forcible writing. This is true not only in narrative concerned principally with action but in writing of any kind. Many a tame sentence of description or exposition can be made lively and emphatic by substituting <text:span text:style-name="T27">in </text:span>the active voice for some such perfunctory expression as t<text:span text:style-name="T17">here is</text:span> or <text:span text:style-name="T17">could be heard</text:span>.</text:p>
      <text:p text:style-name="P13"/>
      <text:p text:style-name="P13"><text:tab/>There were a great number of dead leaves lying on the ground. <text:span text:style-name="T27">(passive)</text:span></text:p>
      <text:p text:style-name="P13"><text:tab/>Dead leaves covered the ground. <text:span text:style-name="T27">(active)</text:span></text:p>
      <text:p text:style-name="P13"/>
      <text:p text:style-name="P13"><text:tab/>At dawn the crowing of a rooster could be heard. <text:span text:style-name="T27">(passive)</text:span></text:p>
      <text:p text:style-name="P13"><text:tab/>The cock's crow came with dawn. <text:span text:style-name="T27">(active)</text:span></text:p>
      <text:p text:style-name="P13"/>
      <text:p text:style-name="P13"><text:tab/>The reason he left college was that his health became impaired. <text:span text:style-name="T27">(passive)</text:span></text:p>
      <text:p text:style-name="P13"><text:tab/>Failing health compelled him to leave college. <text:span text:style-name="T27">(active)</text:span></text:p>
      <text:p text:style-name="P13"/>
      <text:p text:style-name="P13"><text:tab/>It was not long before she was very sorry that she had said what she had. <text:span text:style-name="T27">(passive)</text:span></text:p>
      <text:p text:style-name="P13"><text:tab/>She soon repented her words <text:span text:style-name="T27">(active)</text:span></text:p>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18:18:27.460773219</dc:date>
    <meta:editing-duration>PT10H59M52S</meta:editing-duration>
    <meta:editing-cycles>86</meta:editing-cycles>
    <meta:generator>LibreOffice/7.3.7.2$Linux_X86_64 LibreOffice_project/30$Build-2</meta:generator>
    <meta:document-statistic meta:table-count="1" meta:image-count="1" meta:object-count="0" meta:page-count="2" meta:paragraph-count="36" meta:word-count="605" meta:character-count="3857" meta:non-whitespace-character-count="3271"/>
  </office:meta>
</office:document-meta>
</file>